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817" officeooo:paragraph-rsid="00122817"/>
    </style:style>
    <style:style style:name="P2" style:family="paragraph" style:parent-style-name="Standard">
      <style:text-properties officeooo:paragraph-rsid="00122817"/>
    </style:style>
    <style:style style:name="P3" style:family="paragraph" style:parent-style-name="Standard">
      <style:text-properties fo:font-weight="bold" officeooo:rsid="00122817" officeooo:paragraph-rsid="00122817" style:font-weight-asian="bold" style:font-weight-complex="bold"/>
    </style:style>
    <style:style style:name="T1" style:family="text">
      <style:text-properties officeooo:rsid="00122817"/>
    </style:style>
    <style:style style:name="T2" style:family="text">
      <style:text-properties officeooo:rsid="00123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user</text:p>
      <text:p text:style-name="P1">can login /sign up(phone, email)</text:p>
      <text:p text:style-name="P1">can see list of stores near area</text:p>
      <text:p text:style-name="P1">can book slotes for stores for date</text:p>
      <text:p text:style-name="P1"/>
      <text:p text:style-name="P3">s<text:span text:style-name="T2">t</text:span>ore_mananger</text:p>
      <text:p text:style-name="P1">can add store</text:p>
      <text:p text:style-name="P2"><text:span text:style-name="T1">can see list of tockens(remove update)</text:span></text:p>
      <text:p text:style-name="P1">can complete tranaction</text:p>
      <text:p text:style-name="P1"/>
      <text:p text:style-name="P3">admin</text:p>
      <text:p text:style-name="P1">can approve stores(add, delete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3:28:25.182623414</meta:creation-date>
    <dc:date>2020-05-26T23:38:19.131597666</dc:date>
    <meta:editing-duration>PT9M55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0" meta:word-count="38" meta:character-count="227" meta:non-whitespace-character-count="199"/>
  </office:meta>
</office:document-meta>
</file>